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g 4, 2021</text:p>
      <text:p text:style-name="Standard"/>
      <text:p text:style-name="Standard">Fraser Valley PPC EDA</text:p>
      <text:p text:style-name="Standard">Website Content for Candidates</text:p>
      <text:p text:style-name="Standard"/>
      <text:p text:style-name="Standard">Please find on the following pages the website text content for ONE candidate.</text:p>
      <text:p text:style-name="Standard"/>
      <text:p text:style-name="Standard">Following is ONE candidate's text submission for content ordered on one page where possible with explanations with clear headers and subheaders to identify what goes where.</text:p>
      <text:p text:style-name="Standard"/>
      <text:p text:style-name="Standard">We have printed material at the printers now. The website must be 100% operational before Saturday.</text:p>
      <text:p text:style-name="Standard">We are under the gun now. </text:p>
      <text:p text:style-name="Standard"/>
      <text:p text:style-name="Standard">If you have any questions at all call my cell (236) 986-1337 DAY or NIGHT.</text:p>
      <text:p text:style-name="Standard"/>
      <text:p text:style-name="Standard">Partial Web Site Map</text:p>
      <text:p text:style-name="Standard"/>
      <text:p text:style-name="Standard">Landing page</text:p>
      <text:p text:style-name="Standard"><text:tab/>Candidates page</text:p>
      <text:p text:style-name="Standard"><text:tab/><text:tab/>Kevin profile page</text:p>
      <text:p text:style-name="Standard"><text:tab/><text:tab/><text:tab/>Kevin Issue/Solution 1 page</text:p>
      <text:p text:style-name="Standard"><text:tab/><text:tab/><text:tab/>Kevin Issue/Solution 2 page</text:p>
      <text:p text:style-name="Standard"><text:tab/><text:tab/><text:tab/>Kevin Issue/Solution 3 page</text:p>
      <text:p text:style-name="Standard"><text:tab/><text:tab/>Tyler profile page</text:p>
      <text:p text:style-name="Standard"><text:tab/><text:tab/><text:tab/>Tyler Issue/Solution 1 page</text:p>
      <text:p text:style-name="Standard"><text:tab/><text:tab/><text:tab/>Tyler Issue/Solution 2 page</text:p>
      <text:p text:style-name="Standard"><text:tab/><text:tab/><text:tab/>Tyler Issue/Solution 3 page</text:p>
      <text:p text:style-name="Standard"><text:tab/><text:tab/>Rob profile page</text:p>
      <text:p text:style-name="Standard"><text:tab/><text:tab/><text:tab/>Rob Issue/Solution 1 page</text:p>
      <text:p text:style-name="Standard"><text:tab/><text:tab/><text:tab/>Rob Issue/Solution 2 page</text:p>
      <text:p text:style-name="Standard"><text:tab/><text:tab/><text:tab/>Rob Issue/Solution 3 page</text:p>
      <text:p text:style-name="P1">Kevin Sinclair, Candidate for Abbotsford</text:p>
      <text:p text:style-name="Standard"/>
      <text:p text:style-name="Standard">/// content of kevinsinclair_profile.html ///</text:p>
      <text:p text:style-name="Standard"/>
      <text:p text:style-name="Standard">Profile</text:p>
      <text:p text:style-name="Standard"/>
      <text:p text:style-name="Standard">/// content of scrolling container _Profile ///</text:p>
      <text:p text:style-name="Standard"/>
      <text:p text:style-name="Standard">I am a truck driver/driver trainer at Nutriva Group in Abbotsford, BC, an agri-business focused on fulfilling the vision of “making a difference for the common good”.</text:p>
      <text:p text:style-name="Standard"/>
      <text:p text:style-name="Standard">I am also a part time student at the University of the Fraser Valley, currently in my 3rd year of a Bachelor of Arts program, majoring in Political Science. I am an environmental advocate. My website, savetheswans.ca, promotes my House of Commons petition (Petition e-3459) to eliminate toxic lead shotgun shell ammunition, and end needless wildlife deaths from lead poisoning.</text:p>
      <text:p text:style-name="Standard"/>
      <text:p text:style-name="Standard">I enjoy spending quality time with family and friends, playing golf, reading and volunteering at The Stream, a faith-based ministry dedicated to providing an encouraging word, a listening ear and a meal to at-risk people in Abbotsford’s downtown core.</text:p>
      <text:p text:style-name="Standard"/>
      <text:p text:style-name="Standard">I am honoured to stand with Maxime Bernier and the PPC in the fight for common sense policies, defending conservative principles and values, including individual freedom, personal responsibility, fairness and respect.</text:p>
      <text:p text:style-name="P1">Issues / Solutions (static teaser container)</text:p>
      <text:p text:style-name="Standard"/>
      <text:p text:style-name="Standard">/// content of scrolling container _IssuesSolutionsTeaser ///</text:p>
      <text:p text:style-name="Standard"/>
      <text:p text:style-name="Standard">* Issue: Healthcare Wait Times and Overburdened System</text:p>
      <text:p text:style-name="Standard"><text:s text:c="3"/>Solution: We must end the current confusion over who does what. [More&amp;#8230;]</text:p>
      <text:p text:style-name="Standard"/>
      <text:p text:style-name="Standard">/// links to kevinsinclair_solutions_1.html ///</text:p>
      <text:p text:style-name="Standard"/>
      <text:p text:style-name="Standard"/>
      <text:p text:style-name="Standard">* Issue: Small Business Lockdown Fallout</text:p>
      <text:p text:style-name="Standard"><text:s text:c="3"/>Solution: A more competitive tax rate would ensure that our businesses become more profitable. [More&amp;#8230;]</text:p>
      <text:p text:style-name="Standard"/>
      <text:p text:style-name="Standard">/// links to kevinsinclair_solutions_2.html /// </text:p>
      <text:p text:style-name="Standard"/>
      <text:p text:style-name="Standard"/>
      <text:p text:style-name="Standard">* Issue: Supply Management Harms the Free Market</text:p>
      <text:p text:style-name="Standard"><text:s text:c="3"/>Solution: Ending supply management would support the 94% of disadvantaged farmers who are not supply managed, [More&amp;#8230;]</text:p>
      <text:p text:style-name="Standard"/>
      <text:p text:style-name="Standard">/// links to kevinsinclair_solutions_3.html ///</text:p>
      <text:p text:style-name="P1">Issues &amp; Solutions page 1</text:p>
      <text:p text:style-name="Standard">(kevinsinclair_solutions_1.html)</text:p>
      <text:p text:style-name="Standard"/>
      <text:p text:style-name="Standard">/// Issue 1 text populates _Issue_1 scrolling container ///</text:p>
      <text:p text:style-name="Standard"/>
      <text:p text:style-name="Standard">Healthcare In Crisis:</text:p>
      <text:p text:style-name="Standard"/>
      <text:p text:style-name="Standard">Our healthcare system has the worst wait times of any G7 country. Abbotsford’s overwhelmed health care system is drowning under the immense burden of providing adequate care despite transfers to the provinces doubling since 2006. Bickering between Ottawa and the provinces created this crisis, making it hard to hold anyone accountable, or to institute effective reforms.</text:p>
      <text:p text:style-name="Standard"/>
      <text:p text:style-name="Standard">/// Solution 1 text populates _Solution_1 scrolling container ///</text:p>
      <text:p text:style-name="Standard"/>
      <text:p text:style-name="Standard">Scrap the GST and End Federal Meddling:</text:p>
      <text:p text:style-name="Standard"/>
      <text:p text:style-name="Standard">We must end the current confusion over who does what and who is responsible for the problem.</text:p>
      <text:p text:style-name="Standard">The PPC will abolish the GST. Provinces can then adjust their PST to directly raise revenues, elimintating the need for Federal Health Transfer Payments.</text:p>
      <text:p text:style-name="Standard"/>
      <text:p text:style-name="Standard">Under the Constitution, healthcare is a provincial jurisdiction. Provincial and territorial governments must be fully responsible for health care funding and management.</text:p>
      <text:p text:style-name="Standard"/>
      <text:p text:style-name="Standard">The provinces will then be empowered to maximize efficiencies and implement reforms to improve the quality of care, reducing wait times.</text:p>
      <text:p text:style-name="P1">Issues &amp; Solutions page 2</text:p>
      <text:p text:style-name="Standard">(kevinsinclair_solutions_2.html)</text:p>
      <text:p text:style-name="Standard"/>
      <text:p text:style-name="Standard">/// Issue 2 text populates _Issue_2 scrolling container ///</text:p>
      <text:p text:style-name="Standard"/>
      <text:p text:style-name="Standard">Small Business Recovery:</text:p>
      <text:p text:style-name="Standard"/>
      <text:p text:style-name="Standard">Small businesses in Abbotsford have been hit extremely hard by the COVID-19 lockdowns. Many have closed and are irrecoverable. Surviving businesses need common sense practical solutions to get our local economy up and running again.</text:p>
      <text:p text:style-name="Standard"/>
      <text:p text:style-name="Standard">Reduce Taxes and Free Up Capital:</text:p>
      <text:p text:style-name="Standard"/>
      <text:p text:style-name="Standard">A more competitive tax rate would ensure that our businesses become more profitable. Reducing the corporate income tax rate from 15% to 10% will allow businesses to save, increase salaries and invest in productivity improvements.</text:p>
      <text:p text:style-name="Standard"/>
      <text:p text:style-name="Standard">The PPC will phase out the Capital Gains Tax. This measure alone would put $7 billion per year back into the pockets of Canadians.</text:p>
      <text:p text:style-name="Standard"/>
      <text:p text:style-name="Standard">/// Solution 2 text populates _Solution_2 scrolling container ///</text:p>
      <text:p text:style-name="P1">Issues &amp; Solutions page 3</text:p>
      <text:p text:style-name="Standard">(kevinsinclair_solutions_3.html)</text:p>
      <text:p text:style-name="Standard"/>
      <text:p text:style-name="Standard">/// Issue 3 text populates _Issue_3 scrolling container ///</text:p>
      <text:p text:style-name="Standard"/>
      <text:p text:style-name="Standard">Supply Management Hurts Our Poor:</text:p>
      <text:p text:style-name="Standard"/>
      <text:p text:style-name="Standard">Supply management artificially price gouges Canadian citizens to the benefit of a small group representing a mere six per cent of Canadian farmers. This corrupt and convoluted system of price fixing, extremely high tariffs, and production quotas protect the cartel and punish Canadians.</text:p>
      <text:p text:style-name="Standard"/>
      <text:p text:style-name="Standard">“Milked and Feathered”, published in the journal Canadian Public Policy, states, “Canada’s system of supply management for dairy and poultry industries is extremely regressive because it imposes relatively larger economic burdens on poor households than on rich households”. <text:s/>Supply management counteracts poverty reduction measures and healthy eating initiatives that are undertaken by various levels of government.</text:p>
      <text:p text:style-name="Standard"/>
      <text:p text:style-name="Standard">/// Solution 3 text populates _Solution_3 scrolling container ///</text:p>
      <text:p text:style-name="Standard"/>
      <text:p text:style-name="Standard">Phase Out Supply Management and Embrace the Free Market:</text:p>
      <text:p text:style-name="Standard"/>
      <text:p text:style-name="Standard">The PPC will phase out supply management, saving Canadian consumers billions of dollars annually. Ending supply management would benefit other sectors of the economy reliant on international trade, which have suffered since 2002 when the WTO imposed sanctions on Canada for failing to meet its international trade obligations due its staunch protection of this convoluted system.</text:p>
      <text:p text:style-name="Standard"/>
      <text:p text:style-name="Standard">Allow Canada’s dairy, egg and poultry farmers to thrive and sell their products internationally.</text:p>
      <text:p text:style-name="Standard"/>
      <text:p text:style-name="Standard">As someone who volunteers with a ministry serving Abbotsford’s at-risk families, I can tell you with certainty that Canadians struggling with poverty cannot afford the financial burdens imposed by supply management. Ending this corrupt system will save the average Canadian between $300 and $400 annuall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Knight</meta:initial-creator>
    <meta:creation-date>2021-08-04T18:23:13.33</meta:creation-date>
    <dc:date>2021-08-09T21:40:06.34</dc:date>
    <dc:creator>Timothy Knight</dc:creator>
    <meta:editing-duration>PT2H11S</meta:editing-duration>
    <meta:editing-cycles>37</meta:editing-cycles>
    <meta:generator>OpenOffice/4.1.7$Win32 OpenOffice.org_project/417m1$Build-9800</meta:generator>
    <meta:document-statistic meta:table-count="0" meta:image-count="0" meta:object-count="0" meta:page-count="6" meta:paragraph-count="73" meta:word-count="963" meta:character-count="6480"/>
  </office:meta>
</office:document-meta>
</file>